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7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7" calcext:value-type="float">
            <text:p>11.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19" calcext:value-type="date">
            <text:p>19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at latest dashboard appear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latest dashboard appear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at latest dashboard appear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6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6" calcext:value-type="float">
            <text:p>11.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13" calcext:value-type="date">
            <text:p>13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setup CT6 WiFi using blue tooth interfac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upgrade a CT6 device over WiFi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setup CT6 WiFi using blue tooth interfac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upgrade a CT6 device over WiFi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5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5" calcext:value-type="float">
            <text:p>11.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04" calcext:value-type="date">
            <text:p>04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5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4" calcext:value-type="float">
            <text:p>11.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6" calcext:value-type="date">
            <text:p>26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2" calcext:value-type="float">
            <text:p>11.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program starts up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6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1" calcext:value-type="float">
            <text:p>11.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a MFG test passes on a CT6 PCB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ool starts up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2:24:34.597811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5-19T12:26:27.138661693</dc:date>
    <meta:editing-duration>P2DT18H40M54S</meta:editing-duration>
    <meta:editing-cycles>90</meta:editing-cycles>
    <meta:generator>LibreOffice/24.2.7.2$Linux_X86_64 LibreOffice_project/420$Build-2</meta:generator>
    <meta:document-statistic meta:table-count="22" meta:cell-count="1554" meta:object-count="0"/>
  </office:meta>
</office:document-meta>
</file>